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XE boot</text:p>
      <text:p text:style-name="rststyle-textbody">Bu yazıda bilgisayarı ağ üzerinden (pxe) ile başlatmayı anlatacağız. Bu yazıyı debian üzerinde atlatacağız fakat diğer dağıtımlarda da benzer şekilde uygulayabilirsiniz.</text:p>
      <text:section text:name="Section1" text:style-name="Sect1">
        <text:h text:outline-level="1" text:style-name="rststyle-heading1">Hazırlık</text:h>
        <text:p text:style-name="rststyle-textbody">Öncelikle dnsmasq ve grub kuralım. ve tftp için gereken dizinleri oluşturalım.</text:p>
        <ns0:p ns0:style-name="rststyle-codeblock">$ apt install dnsmasq grub-common<ns0:line-break/>$ mkdir -p /srv/tftp<ns0:line-break/>$ grub-mknetdir --net-directory=/srv/tftp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operator">=</text:span>
        <text:p text:style-name="rststyle-textbody"><text:span text:style-name="rststyle-strong">Not:</text:span> Eğer x86_64 dışı bir mimari ile (örneğin raspberry pi) çalışıyorsanız tftp dosyalarını başka bir yerde oluşturup kopyalayarak kullanabilirsiniz.</text:p>
      </text:section>
      <text:section text:name="Section2" text:style-name="Sect1">
        <text:h text:outline-level="1" text:style-name="rststyle-heading1">Yapılandırma</text:h>
        <text:p text:style-name="rststyle-textbody"><text:span text:style-name="rststyle-strong">/etc/dnsmasq.d/pxe</text:span> dosyamızı aşağıdaki gibi uygun şekilde dolduralım.</text:p>
        <ns0:p ns0:style-name="rststyle-codeblock">interface=eth0<ns0:line-break/>domain=localdomain<ns0:line-break/># dhcp ayarı<ns0:line-break/>dhcp-range=192.168.0.3,192.168.0.253,255.255.255.0,1h<ns0:line-break/>dhcp-boot=tag:efi-x86_64,boot/grub/x86_64-efi/core.efi<ns0:line-break/>dhcp-boot=tag:bios,boot/grub/i386-pc/core.0<ns0:line-break/># gateway için<ns0:line-break/>dhcp-host=aa:bb:cc:dd:ee:ff,192.168.0.1<ns0:line-break/>dhcp-option=3,192.168.0.1 # gateway<ns0:line-break/>dhcp-option=6,192.168.0.1 # dns<ns0:line-break/># tftp ayarı<ns0:line-break/>enable-tftp<ns0:line-break/>tftp-root=/srv/tftp<ns0:line-break/># log tutmak için<ns0:line-break/>log-dhcp</ns0:p>
        <text:span text:style-name="rststyle-name">
          <text:span text:style-name="rststyle-variable">interface</text:span>
        </text:span>
        <text:span text:style-name="rststyle-operator">=</text:span>
        <text:span text:style-name="rststyle-whitespace">
</text:span>
        <text:span text:style-name="rststyle-name">
          <text:span text:style-name="rststyle-variable">domain</text:span>
        </text:span>
        <text:span text:style-name="rststyle-operator">=</text:span>
        <text:span text:style-name="rststyle-whitespace">
</text:span>
        <text:span text:style-name="rststyle-comment">
          <text:span text:style-name="rststyle-single"># dhcp ayarı
</text:span>
        </text:span>
        <text:span text:style-name="rststyle-operator">=</text:span>
        <text:span text:style-name="rststyle-literal">
          <text:span text:style-name="rststyle-number">192</text:span>
        </text:span>
        <text:span text:style-name="rststyle-whitespace">
</text:span>
        <text:span text:style-name="rststyle-operator">=</text:span>
        <text:span text:style-name="rststyle-whitespace">
</text:span>
        <text:span text:style-name="rststyle-operator">=</text:span>
        <text:span text:style-name="rststyle-whitespace">
</text:span>
        <text:span text:style-name="rststyle-comment">
          <text:span text:style-name="rststyle-single"># gateway için
</text:span>
        </text:span>
        <text:span text:style-name="rststyle-operator">=</text:span>
        <text:span text:style-name="rststyle-whitespace">
</text:span>
        <text:span text:style-name="rststyle-operator">=</text:span>
        <text:span text:style-name="rststyle-literal">
          <text:span text:style-name="rststyle-number">3</text:span>
        </text:span>
        <text:span text:style-name="rststyle-whitespace"> </text:span>
        <text:span text:style-name="rststyle-comment">
          <text:span text:style-name="rststyle-single"># gateway
</text:span>
        </text:span>
        <text:span text:style-name="rststyle-operator">=</text:span>
        <text:span text:style-name="rststyle-literal">
          <text:span text:style-name="rststyle-number">6</text:span>
        </text:span>
        <text:span text:style-name="rststyle-whitespace"> </text:span>
        <text:span text:style-name="rststyle-comment">
          <text:span text:style-name="rststyle-single"># dns
# tftp ayarı
</text:span>
        </text:span>
        <text:span text:style-name="rststyle-whitespace">
</text:span>
        <text:span text:style-name="rststyle-operator">=</text:span>
        <text:span text:style-name="rststyle-whitespace">
</text:span>
        <text:span text:style-name="rststyle-comment">
          <text:span text:style-name="rststyle-single"># log tutmak için
</text:span>
        </text:span>
        <text:p text:style-name="rststyle-textbody"><text:span text:style-name="rststyle-strong">Not:</text:span> Ağda başka dhcp sağlayan aygıt bulunmamalı.</text:p>
        <text:p text:style-name="rststyle-textbody">Ardından dnsmasq servisini yeniden başlatalım.</text:p>
        <ns0:p ns0:style-name="rststyle-codeblock">$ service dnsmasq restart</ns0:p>
        <text:span text:style-name="rststyle-whitespace"> </text:span>
        <text:span text:style-name="rststyle-whitespace"> </text:span>
        <text:span text:style-name="rststyle-whitespace"> </text:span>
        <text:p text:style-name="rststyle-textbody">Ardından boot etmek istediğimiz çekirdeği ve initramfs imajını kopyalayalım.
Debian için https://ftp.debian.org/debian/dists/stable/main/installer-amd64/current/images/netboot/ adresinden ulaşabilirsiniz.</text:p>
        <ns0:p ns0:style-name="rststyle-codeblock">$ cp -f netboot/debian-installer/amd64/linux /srv/tftp/linux<ns0:line-break/>$ cp -f netboot/debian-installer/amd64/initrd.gz /srv/tftp/initrd.img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Ardından grub.cfg dosyamızı aşağıdaki gibi doldurabiliriz.</text:p>
        <ns0:p ns0:style-name="rststyle-codeblock">linux /linux quiet<ns0:line-break/>initrd /initrd.img<ns0:line-break/>boot</ns0:p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
</text:span>
      </text:section>
      <text:section text:name="Section3" text:style-name="Sect1">
        <text:h text:outline-level="1" text:style-name="rststyle-heading1">Kullanım:</text:h>
        <text:p text:style-name="rststyle-textbody">pxe boot için sunucu olarak ayarladığımız cihazı bir switch yardımı ile (veya doğrudan) bağlayarak diğer bilgisayarı ağ üzerinden başlatabilirsiniz.</text:p>
        <text:p text:style-name="rststyle-textbody"><text:span text:style-name="rststyle-strong">Not:</text:span> Ip adresini dnsmasq ayarlarında belirttiğimiz aralığa uygun şekilde sabitlememiz gerekmektedir.</text:p>
        <text:p text:style-name="rststyle-textbody"><text:span text:style-name="rststyle-strong">Not:</text:span></text:p>
      </text:section>
      <text:section text:name="Section4" text:style-name="Sect1">
        <text:h text:outline-level="1" text:style-name="rststyle-heading1">Hata ayıklama:</text:h>
        <text:p text:style-name="rststyle-textbody">Öncelikle <text:span text:style-name="rststyle-strong">syslogd</text:span> başlatmalıyız.</text:p>
        <ns0:p ns0:style-name="rststyle-codeblock">$ busybox syslogd</ns0:p>
        <text:span text:style-name="rststyle-whitespace"> </text:span>
        <text:span text:style-name="rststyle-whitespace"> </text:span>
        <text:p text:style-name="rststyle-textbody">Ardından <text:span text:style-name="rststyle-strong">/var/log/messages</text:span> dosyasını dinleyebiliriz.</text:p>
        <ns0:p ns0:style-name="rststyle-codeblock">$ tail -f /var/log/messages</ns0:p>
        <text:span text:style-name="rststyle-whitespace"> </text:span>
        <text:span text:style-name="rststyle-whitespace"> </text:span>
        <text:span text:style-name="rststyle-whitespace"> 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5-04-27T15:38:27</meta:creation-date>
    <dc:creator>a</dc:creator>
    <dc:date>2025-04-27T15:38:27</dc:date>
    <dc:language>en-US</dc:language>
    <meta:editing-cycles>1</meta:editing-cycles>
    <meta:editing-duration>PT00M01S</meta:editing-duration>
    <dc:title>PXE boot</dc:title>
  </office:meta>
</office:document-meta>
</file>